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Text_20_body">
      <style:text-properties style:font-name="DejaVu Sans"/>
    </style:style>
    <style:style style:name="P3" style:family="paragraph" style:parent-style-name="Text_20_body">
      <style:paragraph-properties fo:text-align="center" style:justify-single-word="false"/>
      <style:text-properties style:font-name="DejaVu Sans" fo:font-size="20pt" fo:font-weight="bold" officeooo:rsid="001c316f" officeooo:paragraph-rsid="001c316f" style:font-size-asian="17.5pt" style:font-weight-asian="bold" style:font-size-complex="20pt" style:font-weight-complex="bold"/>
    </style:style>
    <style:style style:name="P4" style:family="paragraph" style:parent-style-name="Text_20_body">
      <style:text-properties style:font-name="DejaVu Sans" fo:font-weight="bold" style:font-weight-asian="bold" style:font-weight-complex="bold"/>
    </style:style>
    <style:style style:name="T1" style:family="text">
      <style:text-properties style:font-name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ção a Cultura Ágil</text:p>
      <text:p text:style-name="P2"/>
      <text:p text:style-name="P2">Os valores do manifesto ágil</text:p>
      <text:p text:style-name="P2">O documento manifesto ágil foi criado em 2001.</text:p>
      <text:p text:style-name="P2">Manifesto ágil:</text:p>
      <text:p text:style-name="P2">Indivíduos e interações, mais que processos e ferramentas; software em funcionamento mais do que documentação abrangente;</text:p>
      <text:p text:style-name="P2">Colaboração com o cliente mais que a negociação de contratos;</text:p>
      <text:p text:style-name="P2">Responder a mudanças mais do que seguir um plano.</text:p>
      <text:p text:style-name="P2">Os 12 princípios do manifesto ágil</text:p>
      <text:p text:style-name="P2">1 nossa maior prioridade é satisfazer o cliente através da entrega continua e adiantada de software com valor agregado.</text:p>
      <text:p text:style-name="P2">2 aceitar mudanças de requisitos, mesmo no fim do desenvolvimento. Processo ágeis se adequam à mudanças para que o cliente possa tirar vantagens competitivas.</text:p>
      <text:p text:style-name="P2">3 entregar frequentemente software funcionando, de poucas semanas a poucos meses com preferência a menor escala de tempo.</text:p>
      <text:p text:style-name="P2">4 pessoas de negócio e desenvolvedores trabalham diariamente em conjunto por todo o projeto.</text:p>
      <text:p text:style-name="P2">5 construir projetos em torno de indivíduos motivados, dando a eles o ambiente e o suporte necessário e confiando neles para fazer o trabalho.</text:p>
      <text:p text:style-name="P2">6 o método mais eficiente e eficaz de transmitir informações para e entre uma equipe de desenvolvimento é por meio da conversa Face a Face.</text:p>
      <text:p text:style-name="P2">7 software funcionando é a medida primária de progresso.</text:p>
      <text:p text:style-name="P2">8 os processos ágeis promovem desenvolvimento sustentável. Os patrocinadores, desenvolvedores e usuários devem ser capazes de manter um ritmo constante e indefinidamente.</text:p>
      <text:p text:style-name="P2">9 continua atenção a excelência técnica e bom design aumenta a agilidade.</text:p>
      <text:p text:style-name="P2">10 simplicidade: a arte de maximizar a quantidade de trabalho não realizado é essencial.</text:p>
      <text:p text:style-name="P2">11 as melhores arquiteturas, requisitos e designs emergem de times auto-organizáveis.</text:p>
      <text:p text:style-name="P2">12 em intervalos regulares, a equipe reflete sobre como se tornar mais eficaz e então refina e ajusta seu comportamento de acordo.</text:p>
      <text:p text:style-name="P2">O que é gestão ágil</text:p>
      <text:p text:style-name="P2"><text:soft-page-break/>Uma forma de gestão que seja:</text:p>
      <text:p text:style-name="P2">Flexível e que se adapte as mudanças;</text:p>
      <text:p text:style-name="P2">Colaborativa e que gere transparência;</text:p>
      <text:p text:style-name="P2">Voltada ao aprendizado;</text:p>
      <text:p text:style-name="P2">Entrega continua de valor.</text:p>
      <text:p text:style-name="Text_20_body"><text:span text:style-name="Strong_20_Emphasis"><text:span text:style-name="T1">Metodologias ágeis</text:span></text:span></text:p>
      <text:p text:style-name="Text_20_body"><text:span text:style-name="Strong_20_Emphasis"><text:span text:style-name="T1">Scrum</text:span></text:span></text:p>
      <text:p text:style-name="P2">Scrum é um framework leve que ajuda pessoas, times e organizações a gerar valor por meio de soluções adaptativas para problemas complexos.</text:p>
      <text:p text:style-name="P2">As bases dos Scrum: empirismo e Lean thinking</text:p>
      <text:p text:style-name="Text_20_body"><text:span text:style-name="Emphasis"><text:span text:style-name="Strong_20_Emphasis"><text:span text:style-name="T1">Pilares do Scrum</text:span></text:span></text:span></text:p>
      <text:p text:style-name="P2">Transparência: permite que todos os ângulos de qualquer processo Scrum sejam observados por qualquer pessoa ponto isto promove um fluxo de informação fácil e transparente em toda a organização e cria uma cultura de trabalho aberta.</text:p>
      <text:p text:style-name="P2">Inspeção: é a arte de pensar, no sentido de aplicar uma visão crítica sobre o que está acontecendo. Ele tem que ter variações ou problemas potencialmente indesejáveis.</text:p>
      <text:p text:style-name="P2">• olhando o progresso do time</text:p>
      <text:p text:style-name="P2">• feedback dos clientes e stakeholders</text:p>
      <text:p text:style-name="P2">• inspeção e aprovação de entregas</text:p>
      <text:p text:style-name="P2">Adaptação: acontece quando o Time Scrum aprende através da transparência e da inspeção e , em seguida, adaptam o processo ao fazerem melhorias no trabalho que está sendo realizado, evitando também, novos desvios.</text:p>
      <text:p text:style-name="Text_20_body"><text:span text:style-name="Strong_20_Emphasis"><text:span text:style-name="T1">O que é XP (Extreme Programming)</text:span></text:span></text:p>
      <text:p text:style-name="P2">Extreme programming é um método ágil criado no final da década de 90 para desenvolvimento de software. É uma metodologia que tem como objetivo criar sistemas com alta qualidade, com base em uma interação próxima com os clientes, testagem constante e ciclos de desenvolvimento curtos.</text:p>
      <text:p text:style-name="P2">O objetivo principal é fazer ciclos de entrega rápidos, contínuos e incrementais, para atingir os resultados esperados pelo cliente.</text:p>
      <text:p text:style-name="Text_20_body"><text:span text:style-name="Strong_20_Emphasis"><text:span text:style-name="T1">O que é Kanban</text:span></text:span></text:p>
      <text:p text:style-name="P2">É um método para definir, gerenciar e melhorar serviços que entregam trabalho de conhecimento, como serviços profissionais, atividades criativas e o design de produtos físicos e de software.</text:p>
      <text:p text:style-name="P2">Funciona como uma ferramenta de gestão de tarefas.</text:p>
      <text:p text:style-name="P4"><text:soft-page-break/>OKR</text:p>
      <text:p text:style-name="P2">Objectives</text:p>
      <text:p text:style-name="P2">Key</text:p>
      <text:p text:style-name="P2">Results</text:p>
      <text:p text:style-name="P2">OKR é um método de gestão ágil que foi criado pelo ex- CEO da Intel e tem como objetivo simplificar a forma de encarar os chamados principais objetivos estratégicos de uma empresa.</text:p>
      <text:p text:style-name="P2">O objetivo do OKR são descrições qualitativas que apontam a direção que deverá ser seguida pela empresa.</text:p>
      <text:p text:style-name="P2">Key results são as metas que determinam o atingimento do objetivo na metodologia OKR.</text:p>
      <text:p text:style-name="P2">Os Key results serve como referência para indicar o progresso em direção ao objetivo principal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1:13.226408521</meta:creation-date>
    <dc:date>2023-03-06T22:04:34.586961409</dc:date>
    <meta:editing-duration>PT3M22S</meta:editing-duration>
    <meta:editing-cycles>1</meta:editing-cycles>
    <meta:document-statistic meta:table-count="0" meta:image-count="0" meta:object-count="0" meta:page-count="3" meta:paragraph-count="51" meta:word-count="646" meta:character-count="4045" meta:non-whitespace-character-count="3450"/>
    <meta:generator>LibreOffice/7.3.7.2$Linux_X86_64 LibreOffice_project/30$Build-2</meta:generator>
  </office:meta>
</office:document-meta>
</file>